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2:00:20.8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Authorised User</meta:initial-creator>
    <meta:creation-date>2015-08-18T13:14:04Z</meta:creation-date>
    <dc:date>2022-04-20T12:01:46.001000000</dc:date>
    <meta:print-date>2015-10-26T09:02:18Z</meta:print-date>
    <meta:editing-cycles>99</meta:editing-cycles>
    <meta:editing-duration>PT13H53M30S</meta:editing-duration>
    <meta:document-statistic meta:table-count="1" meta:cell-count="29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